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officeooo:rsid="0002da8c" officeooo:paragraph-rsid="0002da8c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ahoma" officeooo:rsid="000243e4" officeooo:paragraph-rsid="000243e4"/>
    </style:style>
    <style:style style:name="T1" style:family="text">
      <style:text-properties officeooo:rsid="0002da8c"/>
    </style:style>
    <style:style style:name="T2" style:family="text">
      <style:text-properties officeooo:rsid="00056ebf"/>
    </style:style>
    <style:style style:name="T3" style:family="text">
      <style:text-properties officeooo:rsid="00075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1 (Valor: 2,0)</text:p>
      <text:p text:style-name="P2"/>
      <text:p text:style-name="P2"><text:span text:style-name="T1">a) </text:span>Crie um projeto do Project com as seguintes características:</text:p>
      <text:p text:style-name="P2"/>
      <text:p text:style-name="P5">Nome: Mudanças de instalações – XYZ Ltda</text:p>
      <text:p text:style-name="P5">Gerente: &lt;Digite seu nome&gt;</text:p>
      <text:p text:style-name="P5">Data de início: 02/10/2021</text:p>
      <text:p text:style-name="P5">Comentários: A mudança está sujeita a avaliação orçamentária.</text:p>
      <text:p text:style-name="P5"/>
      <text:p text:style-name="P4"><text:span text:style-name="T2">b</text:span>) Salve o arquivo com nome MUDANCA-01.pod e envie este arquivo via Canvas até a data e <text:span text:style-name="T3">o </text:span>horário de entrega da atividade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01T07:03:25.372983533</dc:date>
    <meta:editing-duration>PT9M53S</meta:editing-duration>
    <meta:editing-cycles>5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7" meta:word-count="59" meta:character-count="363" meta:non-whitespace-character-count="310"/>
  </office:meta>
</office:document-meta>
</file>